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Lohit Hindi1" svg:font-family="'Lohit Hindi'"/>
    <style:font-face style:name="Times New Roman2" svg:font-family="'Times New Roman', serif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, serif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6.6931in" style:rel-width="100%" fo:margin-left="0in" table:align="left"/>
    </style:style>
    <style:style style:name="Таблица2.A" style:family="table-column">
      <style:table-column-properties style:column-width="3.3465in" style:rel-column-width="5112*"/>
    </style:style>
    <style:style style:name="Таблица2.B" style:family="table-column">
      <style:table-column-properties style:column-width="3.3465in" style:rel-column-width="5113*"/>
    </style:style>
    <style:style style:name="Таблица2.A1" style:family="table-cell">
      <style:table-cell-properties fo:padding-left="0.0069in" fo:padding-right="0.0069in" fo:padding-top="0in" fo:padding-bottom="0in" fo:border="none"/>
    </style:style>
    <style:style style:name="Таблица3" style:family="table">
      <style:table-properties style:width="7.0868in" fo:margin-left="0in" table:align="left"/>
    </style:style>
    <style:style style:name="Таблица3.A" style:family="table-column">
      <style:table-column-properties style:column-width="3.5431in"/>
    </style:style>
    <style:style style:name="Таблица3.B" style:family="table-column">
      <style:table-column-properties style:column-width="3.5438in"/>
    </style:style>
    <style:style style:name="Таблица3.A1" style:family="table-cell">
      <style:table-cell-properties fo:padding-left="0.0069in" fo:padding-right="0.0069in" fo:padding-top="0in" fo:padding-bottom="0in" fo:border="none"/>
    </style:style>
    <style:style style:name="Таблица1" style:family="table">
      <style:table-properties style:width="5.8646in" table:align="left"/>
    </style:style>
    <style:style style:name="Таблица1.A" style:family="table-column">
      <style:table-column-properties style:column-width="0.3958in"/>
    </style:style>
    <style:style style:name="Таблица1.B" style:family="table-column">
      <style:table-column-properties style:column-width="2.7917in"/>
    </style:style>
    <style:style style:name="Таблица1.C" style:family="table-column">
      <style:table-column-properties style:column-width="2.6771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Таблица4" style:family="table">
      <style:table-properties style:width="5.8646in" table:align="left"/>
    </style:style>
    <style:style style:name="Таблица4.A" style:family="table-column">
      <style:table-column-properties style:column-width="0.3958in"/>
    </style:style>
    <style:style style:name="Таблица4.B" style:family="table-column">
      <style:table-column-properties style:column-width="2.7917in"/>
    </style:style>
    <style:style style:name="Таблица4.C" style:family="table-column">
      <style:table-column-properties style:column-width="2.6771in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fo:language="ru" fo:country="RU"/>
    </style:style>
    <style:style style:name="P6" style:family="paragraph" style:parent-style-name="ЕСПД_20_-_20_Текст">
      <style:text-properties style:font-name="Times New Roman" fo:language="ru" fo:country="RU"/>
    </style:style>
    <style:style style:name="P7" style:family="paragraph" style:parent-style-name="ЕСПД_20_-_20_Текст">
      <style:text-properties fo:language="ru" fo:country="RU"/>
    </style:style>
    <style:style style:name="P8" style:family="paragraph" style:parent-style-name="Table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Times New Roman" fo:font-size="10.5pt" style:font-size-asian="10.5pt" style:font-size-complex="10.5pt"/>
    </style:style>
    <style:style style:name="P10" style:family="paragraph" style:parent-style-name="Text_20_body">
      <style:paragraph-properties fo:line-height="115%" fo:text-align="justify" style:justify-single-word="false"/>
    </style:style>
    <style:style style:name="P11" style:family="paragraph" style:parent-style-name="ЕСПД_2f_Абзац">
      <style:text-properties style:font-name="Times New Roman" fo:language="ru" fo:country="RU"/>
    </style:style>
    <style:style style:name="P12" style:family="paragraph" style:parent-style-name="ЕСПД_2f_Заголовок_20_подраздела">
      <style:paragraph-properties fo:margin-left="0in" fo:margin-right="0in" fo:text-indent="0in" style:auto-text-indent="false"/>
      <style:text-properties style:font-name="Times New Roman"/>
    </style:style>
    <style:style style:name="P13" style:family="paragraph" style:parent-style-name="Contents_20_1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 fo:line-height="150%"/>
      <style:text-properties fo:font-size="12.8000001907349pt" style:font-size-asian="12.8000001907349pt" style:font-size-complex="12.8000001907349pt"/>
    </style:style>
    <style:style style:name="P16" style:family="paragraph" style:parent-style-name="ЕСПД_20_-_20_Текст">
      <style:paragraph-properties fo:margin-left="0in" fo:margin-right="0in" fo:text-indent="0in" style:auto-text-indent="false"/>
      <style:text-properties fo:language="ru" fo:country="RU"/>
    </style:style>
    <style:style style:name="P17" style:family="paragraph" style:parent-style-name="ЕСПД_20_-_20_Текст">
      <style:text-properties fo:font-size="12.8000001907349pt" style:font-size-asian="12.8000001907349pt" style:font-size-complex="12.8000001907349pt"/>
    </style:style>
    <style:style style:name="P18" style:family="paragraph" style:parent-style-name="ЕСПД_20_-_20_Заголовок_20_раздела_20_с_20_номером">
      <style:text-properties fo:language="ru" fo:country="RU"/>
    </style:style>
    <style:style style:name="P19" style:family="paragraph" style:parent-style-name="ЕСПД_20_-_20_Заголовок_20_подраздела_20_с_20_номером">
      <style:text-properties fo:language="ru" fo:country="RU"/>
    </style:style>
    <style:style style:name="P20" style:family="paragraph" style:parent-style-name="ЕСПД_20_-_20_Заголовок_20_подраздела_20_с_20_номером">
      <style:text-properties fo:font-size="12.8000001907349pt" style:font-size-asian="12.8000001907349pt" style:font-size-complex="12.8000001907349pt"/>
    </style:style>
    <style:style style:name="P21" style:family="paragraph" style:parent-style-name="Table_20_Contents" style:master-page-name="First_20_Page">
      <style:paragraph-properties fo:text-align="center" style:justify-single-word="false" style:page-number="auto" fo:break-before="page"/>
      <style:text-properties style:font-name="Times New Roman" fo:font-size="10.5pt" style:font-size-asian="10.5pt" style:font-size-complex="10.5pt"/>
    </style:style>
    <style:style style:name="T1" style:family="text">
      <style:text-properties fo:language="ru" fo:country="RU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.5pt" style:font-size-asian="10.5pt" style:font-size-complex="10.5pt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font-size="12.8000001907349pt" style:font-size-asian="12.8000001907349pt" style:font-size-complex="12.8000001907349pt"/>
    </style:style>
    <style:style style:name="T6" style:family="text">
      <style:text-properties fo:text-transform="uppercase"/>
    </style:style>
    <style:style style:name="T7" style:family="text">
      <style:text-properties style:font-name="Times New Roman1" fo:font-size="10.5pt" fo:language="ru" fo:country="RU" fo:background-color="#ffffff" loext:char-shading-value="0" style:font-name-asian="Times New Roman1" style:font-size-asian="10.5pt" style:font-name-complex="Times New Roman1" style:font-size-complex="10.5pt"/>
    </style:style>
    <style:style style:name="T8" style:family="text">
      <style:text-properties fo:language="en" fo:country="US"/>
    </style:style>
    <style:style style:name="T9" style:family="text">
      <style:text-properties style:font-name="Arial1" style:font-name-asian="Arial1" style:font-name-complex="Arial1"/>
    </style:style>
    <style:style style:name="T10" style:family="text">
      <style:text-properties style:font-name="Times New Roman2"/>
    </style:style>
    <style:style style:name="T11" style:family="text">
      <style:text-properties style:font-name="Times New Roman2" fo:font-size="12pt"/>
    </style:style>
    <style:style style:name="T12" style:family="text">
      <style:text-properties style:font-name="Times New Roman2" fo:font-size="12pt" fo:language="en" fo:country="US"/>
    </style:style>
    <style:style style:name="T13" style:family="text">
      <style:text-properties style:font-name="Times New Roman2" fo:font-size="12pt" fo:language="ru" fo:country="RU"/>
    </style:style>
    <style:style style:name="T14" style:family="text">
      <style:text-properties style:font-name="Times New Roman2" fo:font-size="12pt" style:font-size-asian="12.8000001907349pt" style:font-size-complex="12.8000001907349pt"/>
    </style:style>
    <style:style style:name="T15" style:family="text">
      <style:text-properties style:font-size-asian="12.8000001907349pt" style:font-size-complex="12.8000001907349pt"/>
    </style:style>
    <style:style style:name="T16" style:family="text">
      <style:text-properties style:font-name="Times New Roman3"/>
    </style:style>
    <style:style style:name="T17" style:family="text">
      <style:text-properties style:font-name="Liberation Serif1" fo:font-size="12pt"/>
    </style:style>
    <style:style style:name="T18" style:family="text">
      <style:text-properties style:font-name="Liberation Serif1" fo:font-size="12pt" fo:language="en" fo:country="US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6"><text:s/>«Московский приборостроительный техникум»</text:span><text:line-break/>федерального государственного бюджетного образовательного учреждения<text:line-break/>высшего профессионального образования<text:line-break/>«Российский государственный торгово‑экономический университет»<text:line-break/>(МПТ РГТЭУ)</text:p>
      <text:p text:style-name="P1"/>
      <text:p text:style-name="P1"/>
      <text:p text:style-name="P1">Специальность 230115 «Программирование в компьютерных системах»</text:p>
      <text:p text:style-name="P1"/>
      <text:p text:style-name="P1"/>
      <text:p text:style-name="P1">Учебная практика П.05 «Технология разработки программного обеспечения»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1">УТВЕРЖДАЮ</text:p>
            <text:p text:style-name="P1">Председатель ЦМК спецдисциплин 230105 и профессиональных модулей 230115</text:p>
            <text:p text:style-name="P1">_________________________ Л. А. Варламова</text:p>
            <text:p text:style-name="P9">«______» ______________________ 2014 года</text:p>
          </table:table-cell>
        </table:table-row>
      </table:table>
      <text:p text:style-name="P1"/>
      <text:p text:style-name="P3"><text:span text:style-name="T3">Тема: «</text:span><text:span text:style-name="Основной_20_шрифт_20_абзаца"><text:span text:style-name="T7">Умное расписание</text:span></text:span><text:span text:style-name="T3">»</text:span></text:p>
      <text:p text:style-name="P1"/>
      <text:p text:style-name="P1"/>
      <text:p text:style-name="P1">МПТ РГТЭУ.П329- ПМ03.П 05 ТРПО. 06 14</text:p>
      <text:p text:style-name="P1"/>
      <text:p text:style-name="P1">Руководство пользователя </text:p>
      <text:p text:style-name="P1"/>
      <text:p text:style-name="P1"/>
      <text:p text:style-name="P1">Листов: <text:span text:style-name="T8">1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СОГЛАСОВАНО</text:p>
            <text:p text:style-name="P1">Заказчик</text:p>
            <text:p text:style-name="P1">___________________________ С.В.Караваев</text:p>
            <text:p text:style-name="P1">«______» ______________________ 2014 года</text:p>
          </table:table-cell>
          <table:table-cell table:style-name="Таблица3.A1" office:value-type="string">
            <text:p text:style-name="P1">Руководитель</text:p>
            <text:p text:style-name="P1"/>
            <text:p text:style-name="P1">__________________________ С. В. Караваев</text:p>
            <text:p text:style-name="P1">«______» ______________________ 2014 года</text:p>
          </table:table-cell>
        </table:table-row>
        <table:table-row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1"/>
            <text:p text:style-name="P1">Разработчики</text:p>
            <text:p text:style-name="P1">____________________________ П.С.Мосеин</text:p>
            <text:p text:style-name="P1">«______» ______________________ 2014 года</text:p>
            <text:p text:style-name="P1"/>
            <text:p text:style-name="P1">____________________________ С.А.Байков</text:p>
            <text:p text:style-name="P1">«______» ______________________ 2014 года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01</text:p>
      <text:p text:style-name="ЕСПД_20_-_20_Заголовок_20_раздела_20_без_20_номера"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2372_1657640611" text:style-name="Index_20_Link" text:visited-style-name="Index_20_Link">1.Назначение программы<text:tab/>3</text:a></text:p>
          <text:p text:style-name="P14"><text:a xlink:type="simple" xlink:href="#__RefHeading__2374_1657640611" text:style-name="Index_20_Link" text:visited-style-name="Index_20_Link">1.1.Назначение программы<text:tab/>3</text:a></text:p>
          <text:p text:style-name="P14"><text:a xlink:type="simple" xlink:href="#__RefHeading__5727_900500615" text:style-name="Index_20_Link" text:visited-style-name="Index_20_Link">1.2.Краткая характеристика области применения программы<text:tab/>3</text:a></text:p>
          <text:p text:style-name="P13"><text:a xlink:type="simple" xlink:href="#__RefHeading__2378_1657640611" text:style-name="Index_20_Link" text:visited-style-name="Index_20_Link">2.Условия выполнения программы<text:tab/>4</text:a></text:p>
          <text:p text:style-name="P14"><text:a xlink:type="simple" xlink:href="#__RefHeading__3069_900500615" text:style-name="Index_20_Link" text:visited-style-name="Index_20_Link">2.1.Требование к составу и параметрам технических средств<text:tab/>4</text:a></text:p>
          <text:p text:style-name="P14"><text:a xlink:type="simple" xlink:href="#__RefHeading__3071_900500615" text:style-name="Index_20_Link" text:visited-style-name="Index_20_Link">2.2. Требование к информационной и программной совместимости<text:tab/>4</text:a></text:p>
          <text:p text:style-name="P13"><text:a xlink:type="simple" xlink:href="#__RefHeading__3073_900500615" text:style-name="Index_20_Link" text:visited-style-name="Index_20_Link">3. Выполнение программы<text:tab/>5</text:a></text:p>
          <text:p text:style-name="P13"><text:a xlink:type="simple" xlink:href="#__RefHeading__3075_900500615" text:style-name="Index_20_Link" text:visited-style-name="Index_20_Link">4. Сообщение оператору<text:tab/>8</text:a></text:p>
          <text:p text:style-name="P13"><text:a xlink:type="simple" xlink:href="#__RefHeading__3077_900500615" text:style-name="Index_20_Link" text:visited-style-name="Index_20_Link">5.Настройка программы Instead<text:tab/>10</text:a></text:p>
          <text:p text:style-name="P13"><text:a xlink:type="simple" xlink:href="#__RefHeading__5729_900500615" text:style-name="Index_20_Link" text:visited-style-name="Index_20_Link">6.Структура пользователя<text:tab/>11</text:a></text:p>
          <text:p text:style-name="P13"><text:a xlink:type="simple" xlink:href="#__RefHeading__5731_900500615" text:style-name="Index_20_Link" text:visited-style-name="Index_20_Link">7. Проверка программы<text:tab/>12</text:a></text:p>
          <text:p text:style-name="P13"><text:a xlink:type="simple" xlink:href="#__RefHeading__5733_900500615" text:style-name="Index_20_Link" text:visited-style-name="Index_20_Link">8. Дополнительные возможности<text:tab/>13</text:a></text:p>
        </text:index-body>
      </text:table-of-content>
      <text:p text:style-name="P6"/>
      <text:h text:style-name="ЕСПД_20_-_20_Заголовок_20_раздела_20_с_20_номером" text:outline-level="1"><text:bookmark-start text:name="__RefHeading__2372_1657640611"/>Назначение программы<text:bookmark-end text:name="__RefHeading__2372_1657640611"/></text:h>
      <text:h text:style-name="P20" text:outline-level="2"><text:bookmark-start text:name="__RefHeading__2374_1657640611"/>Назначение программы<text:bookmark-end text:name="__RefHeading__2374_1657640611"/></text:h>
      <text:p text:style-name="P15"><text:tab/>Назначением программного продукта является оповещение студентов об изменениях в расписании и предоставление возможности доступа к сервису с расписанием.</text:p>
      <text:h text:style-name="P20" text:outline-level="2"><text:bookmark-start text:name="__RefHeading__5727_900500615"/>Краткая характеристика области применения программы<text:bookmark-end text:name="__RefHeading__5727_900500615"/></text:h>
      <text:p text:style-name="P17">Программа предназначена для студентов и сотрудников МПТ РГТЭУ, которым необходимо знать, какое расписание занятий сформировано на семестр. Использование программы не предполагает возрастных ограничений. </text:p>
      <text:h text:style-name="ЕСПД_20_-_20_Заголовок_20_раздела_20_с_20_номером" text:outline-level="1"><text:bookmark-start text:name="__RefHeading__2378_1657640611"/>Условия выполнения программы<text:bookmark-end text:name="__RefHeading__2378_1657640611"/></text:h>
      <text:h text:style-name="ЕСПД_20_-_20_Заголовок_20_подраздела_20_с_20_номером" text:outline-level="2"><text:bookmark-start text:name="__RefHeading__3069_900500615"/><text:span text:style-name="T1">Требование </text:span><text:span text:style-name="T4">к составу и параметрам технических средств</text:span><text:bookmark-end text:name="__RefHeading__3069_900500615"/></text:h>
      <text:p text:style-name="P6"/>
      <text:p text:style-name="P8">Таблица <text:sequence text:ref-name="refTable0" text:name="Table" text:formula="ooow:Table+1" style:num-format="1">1</text:sequence> <text:span text:style-name="T9">― С</text:span>остав и параметры технических средств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№</text:p>
          </table:table-cell>
          <table:table-cell table:style-name="Таблица1.A1" office:value-type="string">
            <text:p text:style-name="P3">Наименование</text:p>
          </table:table-cell>
          <table:table-cell table:style-name="Таблица1.C1" office:value-type="string">
            <text:p text:style-name="P3">Характеристики</text:p>
          </table:table-cell>
        </table:table-row>
        <table:table-row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3">Частота процессора</text:p>
          </table:table-cell>
          <table:table-cell table:style-name="Таблица1.C2" office:value-type="string">
            <text:p text:style-name="P4">2,8<text:span text:style-name="T1">ГГц</text:span></text:p>
          </table:table-cell>
        </table:table-row>
        <table:table-row>
          <table:table-cell table:style-name="Таблица1.A2" office:value-type="string">
            <text:p text:style-name="P3">2</text:p>
          </table:table-cell>
          <table:table-cell table:style-name="Таблица1.A2" office:value-type="string">
            <text:p text:style-name="P3">Объем видеопамяти</text:p>
          </table:table-cell>
          <table:table-cell table:style-name="Таблица1.C2" office:value-type="string">
            <text:p text:style-name="P4">64 <text:span text:style-name="T1">МБ</text:span></text:p>
          </table:table-cell>
        </table:table-row>
        <table:table-row>
          <table:table-cell table:style-name="Таблица1.A2" office:value-type="string">
            <text:p text:style-name="P3">3</text:p>
          </table:table-cell>
          <table:table-cell table:style-name="Таблица1.A2" office:value-type="string">
            <text:p text:style-name="P3">Объем оперативной памяти</text:p>
          </table:table-cell>
          <table:table-cell table:style-name="Таблица1.C2" office:value-type="string">
            <text:p text:style-name="P4">256 <text:span text:style-name="T1">МБ</text:span></text:p>
          </table:table-cell>
        </table:table-row>
        <table:table-row>
          <table:table-cell table:style-name="Таблица1.A2" office:value-type="string">
            <text:p text:style-name="P3">4</text:p>
          </table:table-cell>
          <table:table-cell table:style-name="Таблица1.A2" office:value-type="string">
            <text:p text:style-name="P3"><text:span text:style-name="T1">Дисковое пространство</text:span></text:p>
          </table:table-cell>
          <table:table-cell table:style-name="Таблица1.C2" office:value-type="string">
            <text:p text:style-name="P4">50 <text:span text:style-name="T1">МБ</text:span></text:p>
          </table:table-cell>
        </table:table-row>
        <table:table-row>
          <table:table-cell table:style-name="Таблица1.A6" office:value-type="float" office:value="5">
            <text:p text:style-name="P3">5</text:p>
          </table:table-cell>
          <table:table-cell table:style-name="Таблица1.A2" office:value-type="string">
            <text:p text:style-name="P3">Интернет</text:p>
          </table:table-cell>
          <table:table-cell table:style-name="Таблица1.C2" office:value-type="string">
            <text:p text:style-name="P5">1 Мбит/с</text:p>
          </table:table-cell>
        </table:table-row>
      </table:table>
      <text:p text:style-name="P11"/>
      <text:p text:style-name="P11"/>
      <text:h text:style-name="P19" text:outline-level="2" text:is-list-header="true"><text:bookmark-start text:name="__RefHeading__3071_900500615"/>2.2. Требование к информационной и программной совместимости<text:bookmark-end text:name="__RefHeading__3071_900500615"/></text:h>
      <text:p text:style-name="P11"/>
      <text:p text:style-name="P8">Таблица <text:sequence text:ref-name="refTable1" text:name="Table" text:formula="ooow:Table+1" style:num-format="1">2</text:sequence> <text:span text:style-name="T9">― </text:span>Программные средства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">№</text:p>
          </table:table-cell>
          <table:table-cell table:style-name="Таблица4.A1" office:value-type="string">
            <text:p text:style-name="P3">Наименование</text:p>
          </table:table-cell>
          <table:table-cell table:style-name="Таблица4.C1" office:value-type="string">
            <text:p text:style-name="P3">Описание</text:p>
          </table:table-cell>
        </table:table-row>
        <table:table-row>
          <table:table-cell table:style-name="Таблица4.A2" office:value-type="string">
            <text:p text:style-name="P3">1</text:p>
          </table:table-cell>
          <table:table-cell table:style-name="Таблица4.A2" office:value-type="string">
            <text:p text:style-name="P5">Операционная система</text:p>
          </table:table-cell>
          <table:table-cell table:style-name="Таблица4.C2" office:value-type="string">
            <text:p text:style-name="P4"><text:span text:style-name="T17">Windows/UNIX-подобные</text:span> </text:p>
          </table:table-cell>
        </table:table-row>
        <table:table-row>
          <table:table-cell table:style-name="Таблица4.A2" office:value-type="string">
            <text:p text:style-name="P3">2</text:p>
          </table:table-cell>
          <table:table-cell table:style-name="Таблица4.A2" office:value-type="string">
            <text:p text:style-name="P3">Среда разработки</text:p>
          </table:table-cell>
          <table:table-cell table:style-name="Таблица4.C2" office:value-type="string">
            <text:p text:style-name="P4"><text:span text:style-name="T17">PyCharm, Visual Studio 2013</text:span> </text:p>
          </table:table-cell>
        </table:table-row>
        <table:table-row>
          <table:table-cell table:style-name="Таблица4.A2" office:value-type="string">
            <text:p text:style-name="P3">3</text:p>
          </table:table-cell>
          <table:table-cell table:style-name="Таблица4.A2" office:value-type="string">
            <text:p text:style-name="P3">Офисное приложение</text:p>
          </table:table-cell>
          <table:table-cell table:style-name="Таблица4.C2" office:value-type="string">
            <text:p text:style-name="P4"><text:span text:style-name="T17">LibreOffice, OpenOffice, MS Office.</text:span> </text:p>
          </table:table-cell>
        </table:table-row>
        <table:table-row>
          <table:table-cell table:style-name="Таблица4.A2" office:value-type="string">
            <text:p text:style-name="P3">4</text:p>
          </table:table-cell>
          <table:table-cell table:style-name="Таблица4.A2" office:value-type="string">
            <text:p text:style-name="P3">Интерпретатор</text:p>
          </table:table-cell>
          <table:table-cell table:style-name="Таблица4.C2" office:value-type="string">
            <text:p text:style-name="P5"><text:span text:style-name="T17">Python, C#</text:span> </text:p>
          </table:table-cell>
        </table:table-row>
        <table:table-row>
          <table:table-cell table:style-name="Таблица4.A6" office:value-type="float" office:value="5">
            <text:p text:style-name="P3">5</text:p>
          </table:table-cell>
          <table:table-cell table:style-name="Таблица4.A2" office:value-type="string">
            <text:p text:style-name="P3">Веб-браузер</text:p>
          </table:table-cell>
          <table:table-cell table:style-name="Таблица4.C2" office:value-type="string">
            <text:p text:style-name="P5"><text:span text:style-name="T18">Mozilla Firefox, Google Chrome, MS IE11,  Apple Safari,Opera</text:span> </text:p>
          </table:table-cell>
        </table:table-row>
      </table:table>
      <text:h text:style-name="P12" text:outline-level="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8" text:outline-level="1" text:is-list-header="true"><text:bookmark-start text:name="__RefHeading__3073_900500615"/>3. Выполнение программы<text:bookmark-end text:name="__RefHeading__3073_900500615"/></text:h>
      <text:p text:style-name="P10"><text:span text:style-name="T11"><text:tab/>Данные проект поставляется на электронном носителе информации-</text:span><text:span text:style-name="T12">CD</text:span><text:span text:style-name="T11">-</text:span><text:span text:style-name="T12">RW</text:span> <text:span text:style-name="T11">где расположены все фалы относящиеся к проекту. </text:span><text:span text:style-name="T13">Так как программа полностью зависит от соединения с Интернетом.Процесс состовления расписания полностью автоматизирован и единтсвенное что требуется от пользователя программы,это загрузить файл с расширением </text:span><text:span text:style-name="T12">XLS </text:span><text:span text:style-name="T13">в на сервер.Программа сама распарсит </text:span><text:span text:style-name="T12">Excel </text:span><text:span text:style-name="T13">файл и заполнит расписанием </text:span><text:span text:style-name="T12">Google Calendar.</text:span></text:p>
      <text:h text:style-name="P18" text:outline-level="1" text:is-list-header="true"><text:bookmark-start text:name="__RefHeading__5731_900500615"/>4. Проверка программы<text:bookmark-end text:name="__RefHeading__5731_900500615"/></text:h>
      <text:p text:style-name="P16">Не предусмотренно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8" text:outline-level="1" text:is-list-header="true"><text:bookmark-start text:name="__RefHeading__5733_900500615"/>5. Дополнительные возможности <text:bookmark-end text:name="__RefHeading__5733_900500615"/></text:h>
      <text:p text:style-name="P7">Дополнительных возможностей не предусмотренно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Lohit Hindi1" svg:font-family="'Lohit Hindi'"/>
    <style:font-face style:name="Times New Roman2" svg:font-family="'Times New Roman', serif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, serif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text-align="center" style:justify-single-word="false" fo:keep-with-next="always"/>
      <style:text-properties style:font-name="Arial" fo:font-family="Arial" style:font-family-generic="swiss" style:font-pitch="variable" fo:font-size="28pt" fo:font-weight="bold" style:font-name-asian="Microsoft YaHei" style:font-family-asian="'Microsoft YaHei'" style:font-family-generic-asian="system" style:font-pitch-asian="variable" style:font-size-asian="28pt" style:font-weight-asian="bold" style:font-name-complex="Mangal" style:font-family-complex="Mangal" style:font-family-generic-complex="system" style:font-pitch-complex="variable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ЕСПД_20_-_20_Базовый" style:display-name="ЕСПД - Базовый" style:family="paragraph" style:auto-update="true">
      <style:paragraph-properties fo:line-height="150%"/>
      <style:text-properties fo:font-size="12.8000001907349pt" style:font-size-asian="10.5pt"/>
    </style:style>
    <style:style style:name="ЕСПД_20_-_20_Базовый_20_заголовок" style:display-name="ЕСПД - Базовый заголовок" style:family="paragraph" style:parent-style-name="ЕСПД_20_-_20_Базовый" style:next-style-name="ЕСПД_20_-_20_Текст" style:auto-update="true"/>
    <style:style style:name="ЕСПД_20_-_20_Текст" style:display-name="ЕСПД - Текст" style:family="paragraph" style:parent-style-name="ЕСПД_20_-_20_Базовый" style:auto-update="true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3543in" style:auto-text-indent="false" style:page-number="auto"/>
      <style:text-properties fo:hyphenate="true" fo:hyphenation-remain-char-count="2" fo:hyphenation-push-char-count="2"/>
    </style:style>
    <style:style style:name="ЕСПД_20_-_20_Базовый_20_заголовок_20_раздела" style:display-name="ЕСПД - Базовый заголовок раздела" style:family="paragraph" style:parent-style-name="ЕСПД_20_-_20_Базовый_20_заголовок" style:next-style-name="ЕСПД_20_-_20_Текст" style:auto-update="true">
      <style:paragraph-properties fo:margin-top="0in" fo:margin-bottom="0.5311in" style:contextual-spacing="false" fo:text-align="center" style:justify-single-word="false"/>
      <style:text-properties fo:text-transform="uppercase" style:font-size-asian="10.5pt"/>
    </style:style>
    <style:style style:name="ЕСПД_20_-_20_Заголовок_20_раздела_20_с_20_номером" style:display-name="ЕСПД - Заголовок раздела с номером" style:family="paragraph" style:parent-style-name="ЕСПД_20_-_20_Базовый_20_заголовок_20_раздела" style:next-style-name="ЕСПД_20_-_20_Текст" style:auto-update="true" style:default-outline-level="1" style:master-page-name="">
      <style:paragraph-properties style:page-number="auto" fo:break-before="page"/>
    </style:style>
    <style:style style:name="ЕСПД_20_-_20_Заголовок_20_раздела_20_в_20_приложении" style:display-name="ЕСПД - Заголовок раздела в приложении" style:family="paragraph" style:parent-style-name="ЕСПД_20_-_20_Базовый_20_заголовок_20_раздела" style:next-style-name="ЕСПД_20_-_20_Текст" style:auto-update="true"/>
    <style:style style:name="Header" style:family="paragraph" style:parent-style-name="Standard" style:class="extra">
      <style:paragraph-properties fo:line-height="150%"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ЕСПД_20_-_20_Заголовок_20_раздела_20_без_20_номера" style:display-name="ЕСПД - Заголовок раздела без номера" style:family="paragraph" style:parent-style-name="ЕСПД_20_-_20_Базовый_20_заголовок_20_раздела" style:next-style-name="ЕСПД_20_-_20_Текст" style:auto-update="true" style:master-page-name="">
      <style:paragraph-properties style:page-number="auto" fo:break-before="page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ЕСПД_20_-_20_Заголовок_20_подраздела_20_с_20_номером" style:display-name="ЕСПД - Заголовок подраздела с номером" style:family="paragraph" style:parent-style-name="ЕСПД_20_-_20_Базовый_20_заголовок" style:next-style-name="ЕСПД_20_-_20_Текст" style:auto-update="true" style:default-outline-level="2">
      <style:paragraph-properties fo:line-height="150%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in" fo:margin-bottom="0in" style:contextual-spacing="false" fo:line-height="150%" style:page-number="auto">
        <style:tab-stops/>
      </style:paragraph-properties>
      <style:text-properties fo:letter-spacing="0.011in" fo:font-style="normal"/>
    </style:style>
    <style:style style:name="Footer" style:family="paragraph" style:parent-style-name="Standard" style:class="extra">
      <style:paragraph-properties fo:line-height="150%"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ЕСПД_2f_Абзац" style:display-name="ЕСПД/Абзац" style:family="paragraph" style:parent-style-name="Standard">
      <style:paragraph-properties fo:margin-left="0in" fo:margin-right="0in" fo:text-align="justify" style:justify-single-word="false" fo:hyphenation-ladder-count="no-limit" fo:text-indent="0.3543in" style:auto-text-indent="false"/>
      <style:text-properties fo:hyphenate="true" fo:hyphenation-remain-char-count="2" fo:hyphenation-push-char-count="2"/>
    </style:style>
    <style:style style:name="ЕСПД_2f_Перечисление_20_с_20_дефисом" style:display-name="ЕСПД/Перечисление с дефисом" style:family="paragraph" style:parent-style-name="ЕСПД_20_-_20_Текст" style:default-outline-level="6" style:master-page-name="">
      <style:paragraph-properties style:page-number="auto"/>
    </style:style>
    <style:style style:name="ЕСПД_2f_Перечисление_20_с_20_номером" style:display-name="ЕСПД/Перечисление с номером" style:family="paragraph" style:parent-style-name="ЕСПД_20_-_20_Текст" style:default-outline-level="5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Title" style:next-style-name="Text_20_body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008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ЕСПД_2f_Не_20_использовать_2f_Заголовок" style:display-name="ЕСПД/Не использовать/Заголовок" style:family="paragraph" style:parent-style-name="Standard" style:next-style-name="ЕСПД_2f_Абзац">
      <style:paragraph-properties fo:margin-top="0.7126in" fo:margin-bottom="0.5311in" style:contextual-spacing="false" fo:hyphenation-ladder-count="no-limit" fo:keep-with-next="always"/>
      <style:text-properties fo:hyphenate="false" fo:hyphenation-remain-char-count="2" fo:hyphenation-push-char-count="2"/>
    </style:style>
    <style:style style:name="ЕСПД_2f_Заголовок_20_подраздела" style:display-name="ЕСПД/Заголовок подраздела" style:family="paragraph" style:parent-style-name="ЕСПД_2f_Не_20_использовать_2f_Заголовок" style:next-style-name="ЕСПД_2f_Абзац" style:default-outline-level="2" style:list-style-name="">
      <style:paragraph-properties fo:margin-left="0in" fo:margin-right="0in" fo:margin-top="0.7126in" fo:margin-bottom="0.5311in" style:contextual-spacing="false" fo:hyphenation-ladder-count="no-limit" fo:text-indent="0.3543in" style:auto-text-indent="false"/>
      <style:text-properties fo:hyphenate="false" fo:hyphenation-remain-char-count="2" fo:hyphenation-push-char-count="2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Title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Line_20_numbering" style:display-name="Line numbering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0.3543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0.3543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0.354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MT1" style:family="text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681in" fo:margin-bottom="0in" fo:margin-left="0.7874in" fo:margin-right="0.3937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7165in" fo:margin-left="0in" fo:margin-right="0in" fo:margin-bottom="0in" style:dynamic-spacing="true"/>
      </style:header-style>
      <style:footer-style>
        <style:header-footer-properties svg:height="0.5945in" fo:margin-left="0in" fo:margin-right="0in" fo:margin-top="0.0591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1965in" fo:margin-bottom="0.1965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7874in" fo:margin-left="0in" fo:margin-right="0in" fo:margin-bottom="0in" style:dynamic-spacing="tru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7</text:page-number></text:p>
        <text:p text:style-name="MP1">МПТ РГТЭУ.П329-<text:span text:style-name="MT1">П05</text:span>.ТРПО 06 1</text:p>
      </style:header>
      <style:footer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MPF0" style:page-layout-name="Mpm3" style:next-style-name="MP0"/>
    <style:master-page style:name="MP0" style:page-layout-name="Mpm4">
      <style:header>
        <text:p text:style-name="Header"><text:page-number text:select-page="current">0</text:page-number></text:p>
        <text:p text:style-name="MP1">МПТ РГТЭУ.П329-<text:span text:style-name="MT1">УП.05</text:span>.ТРПО 06 14</text:p>
      </style:header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05:45:16.90</meta:creation-date>
    <meta:editing-duration>PT1M8S</meta:editing-duration>
    <meta:editing-cycles>3</meta:editing-cycles>
    <meta:generator>LibreOffice/4.2.3.3$Linux_X86_64 LibreOffice_project/420m0$Build-3</meta:generator>
    <dc:date>2014-04-29T06:55:29.079608001</dc:date>
    <meta:document-statistic meta:table-count="4" meta:image-count="0" meta:object-count="0" meta:page-count="7" meta:paragraph-count="93" meta:word-count="371" meta:character-count="3132" meta:non-whitespace-character-count="2846"/>
  </office:meta>
</office:document-meta>
</file>